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71000004D8D28A4A17.png"/>
  <manifest:file-entry manifest:media-type="image/png" manifest:full-path="Pictures/1000000000000694000004A70132E6F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Herbstcampus_25_202012-title">
      <style:graphic-properties draw:stroke="none" draw:fill="none" draw:fill-color="#ffffff" draw:textarea-horizontal-align="justify" draw:textarea-vertical-align="middle" draw:auto-grow-height="true" draw:auto-grow-width="false" fo:min-height="2.34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Herbstcampus_25_202012-subtitle">
      <style:graphic-properties draw:stroke="none" draw:fill="none" draw:fill-color="#ffffff" draw:textarea-horizontal-align="justify" draw:textarea-vertical-align="middle" draw:auto-grow-height="true" draw:auto-grow-width="false" fo:min-height="2.71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Herbstcampus_25_202012-notes">
      <style:graphic-properties draw:fill-color="#ffffff" draw:auto-grow-height="true" fo:min-height="11.414cm"/>
    </style:style>
    <style:style style:name="pr4" style:family="presentation" style:parent-style-name="Standard-title" style:list-style-name="L4">
      <style:graphic-properties draw:fill-color="#ffffff" draw:auto-grow-height="true" fo:min-height="2.8cm"/>
    </style:style>
    <style:style style:name="pr5" style:family="presentation" style:parent-style-name="Standard-outline1" style:list-style-name="L5">
      <style:graphic-properties draw:fill-color="#ffffff" draw:auto-grow-height="true" fo:min-height="12.574cm"/>
    </style:style>
    <style:style style:name="pr6" style:family="presentation" style:parent-style-name="Standard-notes">
      <style:graphic-properties draw:fill-color="#ffffff" draw:auto-grow-height="true" fo:min-height="11.432cm"/>
    </style:style>
    <style:style style:name="pr7" style:family="presentation" style:parent-style-name="Standard-title">
      <style:graphic-properties fo:min-height="2.549cm"/>
    </style:style>
    <style:style style:name="pr8" style:family="presentation" style:parent-style-name="Standard-outline1">
      <style:graphic-properties fo:min-height="12.305cm"/>
    </style:style>
    <style:style style:name="pr9" style:family="presentation" style:parent-style-name="Standard-notes">
      <style:graphic-properties draw:fill-color="#ffffff" draw:auto-grow-height="true" fo:min-height="11.414cm"/>
    </style:style>
    <style:style style:name="P1" style:family="paragraph">
      <style:paragraph-properties fo:margin-left="0cm" fo:margin-right="0cm" fo:margin-top="1.3cm" fo:margin-bottom="0cm" fo:text-align="center" fo:text-indent="0cm" style:punctuation-wrap="hanging" style:line-break="strict"/>
    </style:style>
    <style:style style:name="P2" style:family="paragraph">
      <style:paragraph-properties text:enable-numbering="false" fo:margin-left="0cm" fo:margin-right="0cm" fo:margin-top="1.3cm" fo:margin-bottom="0cm" fo:text-align="center" fo:text-indent="0cm" style:punctuation-wrap="hanging" style:line-break="strict" style:writing-mode="lr-tb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text:enable-numbering="false" fo:margin-left="0cm" fo:margin-right="0cm" fo:text-indent="0cm" style:punctuation-wrap="hanging" style:line-break="strict" style:writing-mode="lr-tb"/>
      <style:text-properties fo:font-size="24pt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.123cm" fo:margin-right="0cm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text:enable-numbering="true" fo:margin-left="0.498cm" fo:margin-right="0cm" fo:text-indent="-0.498cm"/>
    </style:style>
    <style:style style:name="T1" style:family="text">
      <style:text-properties fo:color="#b20025" fo:font-size="40pt" fo:language="de" fo:country="DE" style:font-size-asian="40pt" style:font-size-complex="40pt"/>
    </style:style>
    <style:style style:name="T2" style:family="text">
      <style:text-properties fo:color="#b20025" fo:font-size="18pt" fo:language="de" fo:country="DE" style:font-size-asian="18pt" style:font-size-complex="18pt"/>
    </style:style>
    <style:style style:name="T3" style:family="text">
      <style:text-properties fo:font-size="40pt" fo:language="de" fo:country="DE" style:font-size-asian="40pt" style:font-size-complex="40pt"/>
    </style:style>
    <style:style style:name="T4" style:family="text">
      <style:text-properties fo:font-size="18pt" fo:language="de" fo:country="DE" style:font-size-asian="18pt" style:font-size-complex="18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8104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b20025" fo:font-size="100%"/>
      </text:list-level-style-bullet>
      <text:list-level-style-bullet text:level="2" text:bullet-char="•">
        <style:list-level-properties text:space-before="0.48cm"/>
        <style:text-properties fo:font-family="Arial" style:font-family-generic="swiss" style:font-pitch="variable" fo:color="#b20025" fo:font-size="100%"/>
      </text:list-level-style-bullet>
      <text:list-level-style-bullet text:level="3" text:bullet-char="•">
        <style:list-level-properties text:space-before="0.983cm"/>
        <style:text-properties fo:font-family="Arial" style:font-family-generic="swiss" style:font-pitch="variable" fo:color="#b20025" fo:font-size="100%"/>
      </text:list-level-style-bullet>
      <text:list-level-style-bullet text:level="4" text:bullet-char="•">
        <style:list-level-properties text:space-before="1.481cm"/>
        <style:text-properties fo:font-family="Arial" style:font-family-generic="swiss" style:font-pitch="variable" fo:color="#b20025" fo:font-size="100%"/>
      </text:list-level-style-bullet>
      <text:list-level-style-bullet text:level="5" text:bullet-char="•">
        <style:list-level-properties text:space-before="1.979cm"/>
        <style:text-properties fo:font-family="Arial" style:font-family-generic="swiss" style:font-pitch="variable" fo:color="#b20025" fo:font-size="100%"/>
      </text:list-level-style-bullet>
      <text:list-level-style-bullet text:level="6" text:bullet-char="•">
        <style:list-level-properties text:space-before="1.979cm"/>
        <style:text-properties fo:font-family="Arial" style:font-family-generic="swiss" style:font-pitch="variable" fo:color="#b20025" fo:font-size="100%"/>
      </text:list-level-style-bullet>
      <text:list-level-style-bullet text:level="7" text:bullet-char="•">
        <style:list-level-properties text:space-before="1.979cm"/>
        <style:text-properties fo:font-family="Arial" style:font-family-generic="swiss" style:font-pitch="variable" fo:color="#b20025" fo:font-size="100%"/>
      </text:list-level-style-bullet>
      <text:list-level-style-bullet text:level="8" text:bullet-char="•">
        <style:list-level-properties text:space-before="1.979cm"/>
        <style:text-properties fo:font-family="Arial" style:font-family-generic="swiss" style:font-pitch="variable" fo:color="#b20025" fo:font-size="100%"/>
      </text:list-level-style-bullet>
      <text:list-level-style-bullet text:level="9" text:bullet-char="•">
        <style:list-level-properties text:space-before="1.979cm"/>
        <style:text-properties fo:font-family="Arial" style:font-family-generic="swiss" style:font-pitch="variable" fo:color="#b20025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48cm"/>
        <style:text-properties fo:font-family="Arial" style:font-family-generic="swiss" style:font-pitch="variable" fo:color="#b20025" fo:font-size="100%"/>
      </text:list-level-style-bullet>
      <text:list-level-style-bullet text:level="2" text:bullet-char="•">
        <style:list-level-properties text:space-before="0.485cm" text:min-label-width="0.493cm"/>
        <style:text-properties fo:font-family="Arial" style:font-family-generic="swiss" style:font-pitch="variable" fo:color="#b20025" fo:font-size="100%"/>
      </text:list-level-style-bullet>
      <text:list-level-style-bullet text:level="3" text:bullet-char="•">
        <style:list-level-properties text:space-before="1.001cm" text:min-label-width="0.48cm"/>
        <style:text-properties fo:font-family="Arial" style:font-family-generic="swiss" style:font-pitch="variable" fo:color="#b20025" fo:font-size="100%"/>
      </text:list-level-style-bullet>
      <text:list-level-style-bullet text:level="4" text:bullet-char="•">
        <style:list-level-properties text:space-before="1.486cm" text:min-label-width="0.493cm"/>
        <style:text-properties fo:font-family="Arial" style:font-family-generic="swiss" style:font-pitch="variable" fo:color="#b20025" fo:font-size="100%"/>
      </text:list-level-style-bullet>
      <text:list-level-style-bullet text:level="5" text:bullet-char="•">
        <style:list-level-properties text:space-before="1.984cm" text:min-label-width="0.494cm"/>
        <style:text-properties fo:font-family="Arial" style:font-family-generic="swiss" style:font-pitch="variable" fo:color="#b20025" fo:font-size="100%"/>
      </text:list-level-style-bullet>
      <text:list-level-style-bullet text:level="6" text:bullet-char="•">
        <style:list-level-properties text:space-before="1.984cm" text:min-label-width="0.494cm"/>
        <style:text-properties fo:font-family="Arial" style:font-family-generic="swiss" style:font-pitch="variable" fo:color="#b20025" fo:font-size="100%"/>
      </text:list-level-style-bullet>
      <text:list-level-style-bullet text:level="7" text:bullet-char="•">
        <style:list-level-properties text:space-before="1.984cm" text:min-label-width="0.494cm"/>
        <style:text-properties fo:font-family="Arial" style:font-family-generic="swiss" style:font-pitch="variable" fo:color="#b20025" fo:font-size="100%"/>
      </text:list-level-style-bullet>
      <text:list-level-style-bullet text:level="8" text:bullet-char="•">
        <style:list-level-properties text:space-before="1.984cm" text:min-label-width="0.494cm"/>
        <style:text-properties fo:font-family="Arial" style:font-family-generic="swiss" style:font-pitch="variable" fo:color="#b20025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123cm"/>
        <style:text-properties fo:font-family="Verdan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49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berling, Plöd, Pouatcha | Erfahrungsbericht JEE 5 / Seam</presentation:footer-decl>
      <presentation:date-time-decl presentation:name="dtd1" presentation:source="current-date" style:data-style-name="D3"/>
      <draw:page draw:name="Titel des Vortags – 40pt Untertitel des Vortrags – 18pt" draw:style-name="dp1" draw:master-page-name="Herbstcampus_25_202012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2.928cm" svg:x="1.905cm" svg:y="7.875cm" presentation:class="title" presentation:user-transformed="true">
          <draw:text-box>
            <text:p text:style-name="P1"><text:span text:style-name="T1">Ene Mene Mentor</text:span><text:span text:style-name="T1"><text:line-break/></text:span><text:span text:style-name="T2">Mentoring im Selbstversuch</text:span></text:p>
          </draw:text-box>
        </draw:frame>
        <draw:frame presentation:style-name="pr2" draw:text-style-name="P4" draw:layer="layout" svg:width="10.095cm" svg:height="2.964cm" svg:x="1.905cm" svg:y="11.429cm">
          <draw:text-box>
            <text:p text:style-name="P3"><text:span text:style-name="T3">Jens Schauder</text:span></text:p>
            <text:p text:style-name="P3"><text:span text:style-name="T4">T-Systems</text:span></text:p>
          </draw:text-box>
        </draw:frame>
        <draw:frame presentation:style-name="pr2" draw:text-style-name="P4" draw:layer="layout" svg:width="11cm" svg:height="2.964cm" svg:x="13cm" svg:y="11.429cm">
          <draw:text-box>
            <text:p text:style-name="P3"><text:span text:style-name="T3">Steven Schwenke</text:span></text:p>
            <text:p text:style-name="P3"><text:span text:style-name="T4">msg systems AG</text:span></text:p>
          </draw:text-box>
        </draw:frame>
        <presentation:notes draw:style-name="dp2">
          <draw:page-thumbnail draw:style-name="gr1" draw:layer="layout" svg:width="12.682cm" svg:height="9.508cm" svg:x="3.175cm" svg:y="1.904cm" draw:page-number="1" presentation:class="page"/>
          <draw:frame presentation:style-name="pr3" draw:text-style-name="P5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text-style-name="P6" draw:layer="layout" svg:width="18.838cm" svg:height="2.8cm" svg:x="3.175cm" svg:y="1.353cm" presentation:class="title">
          <draw:text-box>
            <text:p text:style-name="P6">Überschrift</text:p>
          </draw:text-box>
        </draw:frame>
        <draw:frame presentation:style-name="pr5" draw:text-style-name="P8" draw:layer="layout" svg:width="18.838cm" svg:height="12.574cm" svg:x="3.175cm" svg:y="4.445cm" presentation:class="outline" presentation:user-transformed="true">
          <draw:text-box>
            <text:list text:style-name="L3">
              <text:list-item>
                <text:p text:style-name="P7">Unterpunkt 1</text:p>
              </text:list-item>
              <text:list-item>
                <text:p text:style-name="P7">Unterpunkt 2</text:p>
              </text:list-item>
              <text:list-item>
                <text:p text:style-name="P7">...</text:p>
              </text:list-item>
            </text:list>
          </draw:text-box>
        </draw:frame>
        <presentation:notes draw:style-name="dp2">
          <draw:page-thumbnail draw:style-name="gr1" draw:layer="layout" svg:width="12.682cm" svg:height="9.508cm" svg:x="3.175cm" svg:y="1.904cm" draw:page-number="2" presentation:class="page"/>
          <draw:frame presentation:style-name="pr6" draw:text-style-name="P5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Vielen Dank!" draw:style-name="dp1" draw:master-page-name="Herbstcampus_25_202012" presentation:use-date-time-name="dtd1">
        <office:forms form:automatic-focus="false" form:apply-design-mode="false"/>
        <draw:frame presentation:style-name="pr1" draw:text-style-name="P2" draw:layer="layout" svg:width="21.59cm" svg:height="2.594cm" svg:x="1.905cm" svg:y="8.042cm" presentation:class="title" presentation:user-transformed="true">
          <draw:text-box>
            <text:p text:style-name="P1"><text:span text:style-name="T1">Vielen Dank!</text:span></text:p>
          </draw:text-box>
        </draw:frame>
        <draw:frame presentation:style-name="pr2" draw:text-style-name="P4" draw:layer="layout" svg:width="21.59cm" svg:height="2.964cm" svg:x="1.905cm" svg:y="11.429cm">
          <draw:text-box>
            <text:p text:style-name="P3"><text:span text:style-name="T3">Referent</text:span></text:p>
            <text:p text:style-name="P3"><text:span text:style-name="T4">Firma</text:span></text:p>
          </draw:text-box>
        </draw:frame>
        <presentation:notes draw:style-name="dp2">
          <draw:page-thumbnail draw:style-name="gr1" draw:layer="layout" svg:width="12.682cm" svg:height="9.508cm" svg:x="3.175cm" svg:y="1.904cm" draw:page-number="3" presentation:class="page"/>
          <draw:frame presentation:style-name="pr3" draw:text-style-name="P5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date-time-name="dtd1">
        <office:forms form:automatic-focus="false" form:apply-design-mode="false"/>
        <draw:frame presentation:style-name="pr7" draw:layer="layout" svg:width="18.821cm" svg:height="2.549cm" svg:x="3.174cm" svg:y="1.478cm" presentation:class="title">
          <draw:text-box>
            <text:p>Firma</text:p>
          </draw:text-box>
        </draw:frame>
        <draw:frame presentation:style-name="pr8" draw:layer="layout" svg:width="18.821cm" svg:height="12.305cm" svg:x="3.174cm" svg:y="4.445cm" presentation:class="outline">
          <draw:text-box>
            <text:list text:style-name="L3">
              <text:list-item>
                <text:p>Hier können Sie, wenn Sie möchten, Informationen über Ihre Firma einfügen</text:p>
              </text:list-item>
            </text:list>
          </draw:text-box>
        </draw:frame>
        <presentation:notes draw:style-name="dp2">
          <draw:page-thumbnail draw:style-name="gr1" draw:layer="layout" svg:width="12.682cm" svg:height="9.508cm" svg:x="3.175cm" svg:y="1.904cm" draw:page-number="4" presentation:class="page"/>
          <draw:frame presentation:style-name="pr9" draw:layer="layout" svg:width="15.222cm" svg:height="11.414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itmape_20_1" draw:display-name="Bitmape 1" xlink:href="Pictures/1000000000000694000004A70132E6FB.png" xlink:type="simple" xlink:show="embed" xlink:actuate="onLoad"/>
    <draw:fill-image draw:name="background" xlink:href="Pictures/1000000000000671000004D8D28A4A1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48cm"/>
            <style:text-properties fo:font-family="Arial" style:font-family-generic="swiss" style:font-pitch="variable" fo:color="#b20025" fo:font-size="100%"/>
          </text:list-level-style-bullet>
          <text:list-level-style-bullet text:level="2" text:bullet-char="•">
            <style:list-level-properties text:space-before="0.485cm" text:min-label-width="0.493cm"/>
            <style:text-properties fo:font-family="Arial" style:font-family-generic="swiss" style:font-pitch="variable" fo:color="#b20025" fo:font-size="100%"/>
          </text:list-level-style-bullet>
          <text:list-level-style-bullet text:level="3" text:bullet-char="•">
            <style:list-level-properties text:space-before="1.001cm" text:min-label-width="0.48cm"/>
            <style:text-properties fo:font-family="Arial" style:font-family-generic="swiss" style:font-pitch="variable" fo:color="#b20025" fo:font-size="100%"/>
          </text:list-level-style-bullet>
          <text:list-level-style-bullet text:level="4" text:bullet-char="•">
            <style:list-level-properties text:space-before="1.486cm" text:min-label-width="0.493cm"/>
            <style:text-properties fo:font-family="Arial" style:font-family-generic="swiss" style:font-pitch="variable" fo:color="#b20025" fo:font-size="100%"/>
          </text:list-level-style-bullet>
          <text:list-level-style-bullet text:level="5" text:bullet-char="•">
            <style:list-level-properties text:space-before="1.984cm" text:min-label-width="0.494cm"/>
            <style:text-properties fo:font-family="Arial" style:font-family-generic="swiss" style:font-pitch="variable" fo:color="#b20025" fo:font-size="100%"/>
          </text:list-level-style-bullet>
          <text:list-level-style-bullet text:level="6" text:bullet-char="•">
            <style:list-level-properties text:space-before="1.984cm" text:min-label-width="0.494cm"/>
            <style:text-properties fo:font-family="Arial" style:font-family-generic="swiss" style:font-pitch="variable" fo:color="#b20025" fo:font-size="100%"/>
          </text:list-level-style-bullet>
          <text:list-level-style-bullet text:level="7" text:bullet-char="•">
            <style:list-level-properties text:space-before="1.984cm" text:min-label-width="0.494cm"/>
            <style:text-properties fo:font-family="Arial" style:font-family-generic="swiss" style:font-pitch="variable" fo:color="#b20025" fo:font-size="100%"/>
          </text:list-level-style-bullet>
          <text:list-level-style-bullet text:level="8" text:bullet-char="•">
            <style:list-level-properties text:space-before="1.984cm" text:min-label-width="0.494cm"/>
            <style:text-properties fo:font-family="Arial" style:font-family-generic="swiss" style:font-pitch="variable" fo:color="#b20025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style:line-height-at-least="0.979cm" fo:text-align="start" fo:text-indent="0cm" style:punctuation-wrap="simple" style:line-break="normal">
        <style:tab-stops>
          <style:tab-stop style:position="0.767cm"/>
          <style:tab-stop style:position="2.015cm"/>
          <style:tab-stop style:position="3.263cm"/>
          <style:tab-stop style:position="4.511cm"/>
          <style:tab-stop style:position="5.759cm"/>
          <style:tab-stop style:position="7.007cm"/>
          <style:tab-stop style:position="8.255cm"/>
          <style:tab-stop style:position="9.502cm"/>
          <style:tab-stop style:position="10.75cm"/>
          <style:tab-stop style:position="11.998cm"/>
          <style:tab-stop style:position="13.246cm"/>
          <style:tab-stop style:position="14.494cm"/>
          <style:tab-stop style:position="15.742cm"/>
          <style:tab-stop style:position="16.99cm"/>
          <style:tab-stop style:position="18.238cm"/>
          <style:tab-stop style:position="19.486cm"/>
          <style:tab-stop style:position="20.734cm"/>
          <style:tab-stop style:position="21.982cm"/>
          <style:tab-stop style:position="23.23cm"/>
          <style:tab-stop style:position="24.478cm"/>
        </style:tab-stops>
      </style:paragraph-properties>
      <style:text-properties fo:color="#715f49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cm" fo:margin-bottom="0cm" style:line-height-at-least="0.979cm" fo:text-align="start" fo:text-indent="0cm" style:punctuation-wrap="simple" style:line-break="normal">
        <style:tab-stops>
          <style:tab-stop style:position="0.268cm"/>
          <style:tab-stop style:position="1.516cm"/>
          <style:tab-stop style:position="2.764cm"/>
          <style:tab-stop style:position="4.012cm"/>
          <style:tab-stop style:position="5.26cm"/>
          <style:tab-stop style:position="6.508cm"/>
          <style:tab-stop style:position="7.756cm"/>
          <style:tab-stop style:position="9.004cm"/>
          <style:tab-stop style:position="10.252cm"/>
          <style:tab-stop style:position="11.5cm"/>
          <style:tab-stop style:position="12.748cm"/>
          <style:tab-stop style:position="13.996cm"/>
          <style:tab-stop style:position="15.244cm"/>
          <style:tab-stop style:position="16.492cm"/>
          <style:tab-stop style:position="17.74cm"/>
          <style:tab-stop style:position="18.988cm"/>
          <style:tab-stop style:position="20.236cm"/>
          <style:tab-stop style:position="21.484cm"/>
          <style:tab-stop style:position="22.732cm"/>
          <style:tab-stop style:position="23.98cm"/>
        </style:tab-stops>
      </style:paragraph-properties>
      <style:text-properties fo:color="#715f49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cm" fo:margin-bottom="0cm" style:line-height-at-least="0.979cm" fo:text-align="start" fo:text-indent="0cm" style:punctuation-wrap="simple" style:line-break="normal">
        <style:tab-stops>
          <style:tab-stop style:position="1.014cm"/>
          <style:tab-stop style:position="2.262cm"/>
          <style:tab-stop style:position="3.51cm"/>
          <style:tab-stop style:position="4.758cm"/>
          <style:tab-stop style:position="6.006cm"/>
          <style:tab-stop style:position="7.253cm"/>
          <style:tab-stop style:position="8.501cm"/>
          <style:tab-stop style:position="9.749cm"/>
          <style:tab-stop style:position="10.997cm"/>
          <style:tab-stop style:position="12.245cm"/>
          <style:tab-stop style:position="13.493cm"/>
          <style:tab-stop style:position="14.741cm"/>
          <style:tab-stop style:position="15.989cm"/>
          <style:tab-stop style:position="17.237cm"/>
          <style:tab-stop style:position="18.485cm"/>
          <style:tab-stop style:position="19.733cm"/>
          <style:tab-stop style:position="20.981cm"/>
          <style:tab-stop style:position="22.229cm"/>
          <style:tab-stop style:position="23.477cm"/>
          <style:tab-stop style:position="24.725cm"/>
        </style:tab-stops>
      </style:paragraph-properties>
      <style:text-properties fo:color="#715f49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cm" fo:margin-bottom="0cm" style:line-height-at-least="0.979cm" fo:text-align="start" fo:text-indent="0cm" style:punctuation-wrap="simple" style:line-break="normal">
        <style:tab-stops>
          <style:tab-stop style:position="0.515cm"/>
          <style:tab-stop style:position="1.763cm"/>
          <style:tab-stop style:position="3.011cm"/>
          <style:tab-stop style:position="4.259cm"/>
          <style:tab-stop style:position="5.507cm"/>
          <style:tab-stop style:position="6.755cm"/>
          <style:tab-stop style:position="8.003cm"/>
          <style:tab-stop style:position="9.251cm"/>
          <style:tab-stop style:position="10.499cm"/>
          <style:tab-stop style:position="11.747cm"/>
          <style:tab-stop style:position="12.995cm"/>
          <style:tab-stop style:position="14.243cm"/>
          <style:tab-stop style:position="15.491cm"/>
          <style:tab-stop style:position="16.739cm"/>
          <style:tab-stop style:position="17.987cm"/>
          <style:tab-stop style:position="19.235cm"/>
          <style:tab-stop style:position="20.483cm"/>
          <style:tab-stop style:position="21.731cm"/>
          <style:tab-stop style:position="22.979cm"/>
          <style:tab-stop style:position="24.227cm"/>
        </style:tab-stops>
      </style:paragraph-properties>
      <style:text-properties fo:color="#715f49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cm" fo:margin-bottom="0cm" style:line-height-at-least="0.979cm" fo:text-align="start" fo:text-indent="0cm" style:punctuation-wrap="simple" style:line-break="normal">
        <style:tab-stops>
          <style:tab-stop style:position="0.017cm"/>
          <style:tab-stop style:position="1.265cm"/>
          <style:tab-stop style:position="2.513cm"/>
          <style:tab-stop style:position="3.761cm"/>
          <style:tab-stop style:position="5.009cm"/>
          <style:tab-stop style:position="6.257cm"/>
          <style:tab-stop style:position="7.505cm"/>
          <style:tab-stop style:position="8.753cm"/>
          <style:tab-stop style:position="10.001cm"/>
          <style:tab-stop style:position="11.249cm"/>
          <style:tab-stop style:position="12.497cm"/>
          <style:tab-stop style:position="13.745cm"/>
          <style:tab-stop style:position="14.993cm"/>
          <style:tab-stop style:position="16.241cm"/>
          <style:tab-stop style:position="17.488cm"/>
          <style:tab-stop style:position="18.736cm"/>
          <style:tab-stop style:position="19.984cm"/>
          <style:tab-stop style:position="21.232cm"/>
          <style:tab-stop style:position="22.48cm"/>
          <style:tab-stop style:position="23.728cm"/>
        </style:tab-stops>
      </style:paragraph-properties>
      <style:text-properties fo:color="#715f49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cm" fo:margin-bottom="0cm" style:line-height-at-least="0.979cm" fo:text-align="start" fo:text-indent="0cm" style:punctuation-wrap="simple" style:line-break="normal">
        <style:tab-stops>
          <style:tab-stop style:position="0.017cm"/>
          <style:tab-stop style:position="1.265cm"/>
          <style:tab-stop style:position="2.513cm"/>
          <style:tab-stop style:position="3.761cm"/>
          <style:tab-stop style:position="5.009cm"/>
          <style:tab-stop style:position="6.257cm"/>
          <style:tab-stop style:position="7.505cm"/>
          <style:tab-stop style:position="8.753cm"/>
          <style:tab-stop style:position="10.001cm"/>
          <style:tab-stop style:position="11.249cm"/>
          <style:tab-stop style:position="12.497cm"/>
          <style:tab-stop style:position="13.745cm"/>
          <style:tab-stop style:position="14.993cm"/>
          <style:tab-stop style:position="16.241cm"/>
          <style:tab-stop style:position="17.488cm"/>
          <style:tab-stop style:position="18.736cm"/>
          <style:tab-stop style:position="19.984cm"/>
          <style:tab-stop style:position="21.232cm"/>
          <style:tab-stop style:position="22.48cm"/>
          <style:tab-stop style:position="23.728cm"/>
        </style:tab-stops>
      </style:paragraph-properties>
      <style:text-properties fo:color="#715f49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cm" fo:margin-bottom="0cm" style:line-height-at-least="0.979cm" fo:text-align="start" fo:text-indent="0cm" style:punctuation-wrap="simple" style:line-break="normal">
        <style:tab-stops>
          <style:tab-stop style:position="0.017cm"/>
          <style:tab-stop style:position="1.265cm"/>
          <style:tab-stop style:position="2.513cm"/>
          <style:tab-stop style:position="3.761cm"/>
          <style:tab-stop style:position="5.009cm"/>
          <style:tab-stop style:position="6.257cm"/>
          <style:tab-stop style:position="7.505cm"/>
          <style:tab-stop style:position="8.753cm"/>
          <style:tab-stop style:position="10.001cm"/>
          <style:tab-stop style:position="11.249cm"/>
          <style:tab-stop style:position="12.497cm"/>
          <style:tab-stop style:position="13.745cm"/>
          <style:tab-stop style:position="14.993cm"/>
          <style:tab-stop style:position="16.241cm"/>
          <style:tab-stop style:position="17.488cm"/>
          <style:tab-stop style:position="18.736cm"/>
          <style:tab-stop style:position="19.984cm"/>
          <style:tab-stop style:position="21.232cm"/>
          <style:tab-stop style:position="22.48cm"/>
          <style:tab-stop style:position="23.728cm"/>
        </style:tab-stops>
      </style:paragraph-properties>
      <style:text-properties fo:color="#715f49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cm" fo:margin-bottom="0cm" style:line-height-at-least="0.979cm" fo:text-align="start" fo:text-indent="0cm" style:punctuation-wrap="simple" style:line-break="normal">
        <style:tab-stops>
          <style:tab-stop style:position="0.017cm"/>
          <style:tab-stop style:position="1.265cm"/>
          <style:tab-stop style:position="2.513cm"/>
          <style:tab-stop style:position="3.761cm"/>
          <style:tab-stop style:position="5.009cm"/>
          <style:tab-stop style:position="6.257cm"/>
          <style:tab-stop style:position="7.505cm"/>
          <style:tab-stop style:position="8.753cm"/>
          <style:tab-stop style:position="10.001cm"/>
          <style:tab-stop style:position="11.249cm"/>
          <style:tab-stop style:position="12.497cm"/>
          <style:tab-stop style:position="13.745cm"/>
          <style:tab-stop style:position="14.993cm"/>
          <style:tab-stop style:position="16.241cm"/>
          <style:tab-stop style:position="17.488cm"/>
          <style:tab-stop style:position="18.736cm"/>
          <style:tab-stop style:position="19.984cm"/>
          <style:tab-stop style:position="21.232cm"/>
          <style:tab-stop style:position="22.48cm"/>
          <style:tab-stop style:position="23.728cm"/>
        </style:tab-stops>
      </style:paragraph-properties>
      <style:text-properties fo:color="#715f49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cm" fo:margin-bottom="0cm" style:line-height-at-least="0.979cm" fo:text-align="start" fo:text-indent="0cm" style:punctuation-wrap="simple" style:line-break="normal">
        <style:tab-stops>
          <style:tab-stop style:position="0.017cm"/>
          <style:tab-stop style:position="1.265cm"/>
          <style:tab-stop style:position="2.513cm"/>
          <style:tab-stop style:position="3.761cm"/>
          <style:tab-stop style:position="5.009cm"/>
          <style:tab-stop style:position="6.257cm"/>
          <style:tab-stop style:position="7.505cm"/>
          <style:tab-stop style:position="8.753cm"/>
          <style:tab-stop style:position="10.001cm"/>
          <style:tab-stop style:position="11.249cm"/>
          <style:tab-stop style:position="12.497cm"/>
          <style:tab-stop style:position="13.745cm"/>
          <style:tab-stop style:position="14.993cm"/>
          <style:tab-stop style:position="16.241cm"/>
          <style:tab-stop style:position="17.488cm"/>
          <style:tab-stop style:position="18.736cm"/>
          <style:tab-stop style:position="19.984cm"/>
          <style:tab-stop style:position="21.232cm"/>
          <style:tab-stop style:position="22.48cm"/>
          <style:tab-stop style:position="23.728cm"/>
        </style:tab-stops>
      </style:paragraph-properties>
      <style:text-properties fo:color="#715f49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Arial" style:font-family-generic="swiss" style:font-pitch="variable" fo:color="#b20025" fo:font-size="100%"/>
          </text:list-level-style-bullet>
          <text:list-level-style-bullet text:level="2" text:bullet-char="•">
            <style:list-level-properties text:space-before="0.48cm"/>
            <style:text-properties fo:font-family="Arial" style:font-family-generic="swiss" style:font-pitch="variable" fo:color="#b20025" fo:font-size="100%"/>
          </text:list-level-style-bullet>
          <text:list-level-style-bullet text:level="3" text:bullet-char="•">
            <style:list-level-properties text:space-before="0.983cm"/>
            <style:text-properties fo:font-family="Arial" style:font-family-generic="swiss" style:font-pitch="variable" fo:color="#b20025" fo:font-size="100%"/>
          </text:list-level-style-bullet>
          <text:list-level-style-bullet text:level="4" text:bullet-char="•">
            <style:list-level-properties text:space-before="1.481cm"/>
            <style:text-properties fo:font-family="Arial" style:font-family-generic="swiss" style:font-pitch="variable" fo:color="#b20025" fo:font-size="100%"/>
          </text:list-level-style-bullet>
          <text:list-level-style-bullet text:level="5" text:bullet-char="•">
            <style:list-level-properties text:space-before="1.979cm"/>
            <style:text-properties fo:font-family="Arial" style:font-family-generic="swiss" style:font-pitch="variable" fo:color="#b20025" fo:font-size="100%"/>
          </text:list-level-style-bullet>
          <text:list-level-style-bullet text:level="6" text:bullet-char="•">
            <style:list-level-properties text:space-before="1.979cm"/>
            <style:text-properties fo:font-family="Arial" style:font-family-generic="swiss" style:font-pitch="variable" fo:color="#b20025" fo:font-size="100%"/>
          </text:list-level-style-bullet>
          <text:list-level-style-bullet text:level="7" text:bullet-char="•">
            <style:list-level-properties text:space-before="1.979cm"/>
            <style:text-properties fo:font-family="Arial" style:font-family-generic="swiss" style:font-pitch="variable" fo:color="#b20025" fo:font-size="100%"/>
          </text:list-level-style-bullet>
          <text:list-level-style-bullet text:level="8" text:bullet-char="•">
            <style:list-level-properties text:space-before="1.979cm"/>
            <style:text-properties fo:font-family="Arial" style:font-family-generic="swiss" style:font-pitch="variable" fo:color="#b20025" fo:font-size="100%"/>
          </text:list-level-style-bullet>
          <text:list-level-style-bullet text:level="9" text:bullet-char="•">
            <style:list-level-properties text:space-before="1.979cm"/>
            <style:text-properties fo:font-family="Arial" style:font-family-generic="swiss" style:font-pitch="variable" fo:color="#b20025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style:line-height-at-least="0.979cm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715f49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'Times New Roman'" style:font-family-generic="roman" style:font-pitch="variable" fo:color="#81042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cm" fo:margin-bottom="0cm" style:line-height-at-least="1.111cm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10426" style:text-outline="false" style:text-line-through-style="none" style:text-position="0% 100%" fo:font-family="'Times New Roman'" style:font-family-generic="roman" style:font-pitch="variable" fo:font-size="30pt" fo:font-style="normal" fo:text-shadow="none" style:text-underline-style="none" fo:font-weight="normal" style:font-family-asian="'ＭＳ Ｐゴシック'" style:font-pitch-asian="variable" style:font-size-asian="30pt" style:font-style-asian="normal" style:font-weight-asian="normal" style:font-family-complex="'ＭＳ Ｐゴシック'" style:font-pitch-complex="variable" style:font-size-complex="30pt" style:font-style-complex="normal" style:font-weight-complex="normal" style:text-emphasize="none" style:font-relief="none"/>
    </style:style>
    <style:style style:name="Herbstcampus_25_202012-background" style:display-name="Herbstcampus%202012-background" style:family="presentation">
      <style:graphic-properties draw:stroke="none" draw:fill="bitmap" draw:fill-color="#ffffff" draw:fill-image-name="background" style:repeat="stretch" draw:textarea-horizontal-align="center" draw:textarea-vertical-align="middle" draw:shadow="hidden"/>
      <style:paragraph-properties fo:text-align="center"/>
    </style:style>
    <style:style style:name="Herbstcampus_25_202012-backgroundobjects" style:display-name="Herbstcampus%20201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Herbstcampus_25_202012-notes" style:display-name="Herbstcampus%202012-notes" style:family="presentation">
      <style:graphic-properties draw:stroke="none" draw:fill="none">
        <text:list-style style:name="Herbstcampus_25_202012-notes" style:display-name="Herbstcampus%202012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Herbstcampus_25_202012-outline1" style:display-name="Herbstcampus%202012-outline1" style:family="presentation">
      <style:graphic-properties draw:stroke="none" draw:fill="none">
        <text:list-style style:name="Herbstcampus_25_202012-outline1" style:display-name="Herbstcampus%202012-outline1">
          <text:list-level-style-bullet text:level="1" text:bullet-char="•">
            <style:list-level-properties text:min-label-width="0.48cm"/>
            <style:text-properties fo:font-family="Arial" style:font-family-generic="swiss" style:font-pitch="variable" fo:color="#b20025" fo:font-size="100%"/>
          </text:list-level-style-bullet>
          <text:list-level-style-bullet text:level="2" text:bullet-char="•">
            <style:list-level-properties text:space-before="0.485cm" text:min-label-width="0.493cm"/>
            <style:text-properties fo:font-family="Arial" style:font-family-generic="swiss" style:font-pitch="variable" fo:color="#b20025" fo:font-size="100%"/>
          </text:list-level-style-bullet>
          <text:list-level-style-bullet text:level="3" text:bullet-char="•">
            <style:list-level-properties text:space-before="1.001cm" text:min-label-width="0.48cm"/>
            <style:text-properties fo:font-family="Arial" style:font-family-generic="swiss" style:font-pitch="variable" fo:color="#b20025" fo:font-size="100%"/>
          </text:list-level-style-bullet>
          <text:list-level-style-bullet text:level="4" text:bullet-char="•">
            <style:list-level-properties text:space-before="1.486cm" text:min-label-width="0.493cm"/>
            <style:text-properties fo:font-family="Arial" style:font-family-generic="swiss" style:font-pitch="variable" fo:color="#b20025" fo:font-size="100%"/>
          </text:list-level-style-bullet>
          <text:list-level-style-bullet text:level="5" text:bullet-char="•">
            <style:list-level-properties text:space-before="1.984cm" text:min-label-width="0.494cm"/>
            <style:text-properties fo:font-family="Arial" style:font-family-generic="swiss" style:font-pitch="variable" fo:color="#b20025" fo:font-size="100%"/>
          </text:list-level-style-bullet>
          <text:list-level-style-bullet text:level="6" text:bullet-char="•">
            <style:list-level-properties text:space-before="1.984cm" text:min-label-width="0.494cm"/>
            <style:text-properties fo:font-family="Arial" style:font-family-generic="swiss" style:font-pitch="variable" fo:color="#b20025" fo:font-size="100%"/>
          </text:list-level-style-bullet>
          <text:list-level-style-bullet text:level="7" text:bullet-char="•">
            <style:list-level-properties text:space-before="1.984cm" text:min-label-width="0.494cm"/>
            <style:text-properties fo:font-family="Arial" style:font-family-generic="swiss" style:font-pitch="variable" fo:color="#b20025" fo:font-size="100%"/>
          </text:list-level-style-bullet>
          <text:list-level-style-bullet text:level="8" text:bullet-char="•">
            <style:list-level-properties text:space-before="1.984cm" text:min-label-width="0.494cm"/>
            <style:text-properties fo:font-family="Arial" style:font-family-generic="swiss" style:font-pitch="variable" fo:color="#b20025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style:line-height-at-least="0.979cm" fo:text-align="start" fo:text-indent="0cm" style:punctuation-wrap="simple" style:line-break="normal">
        <style:tab-stops>
          <style:tab-stop style:position="0.767cm"/>
          <style:tab-stop style:position="2.015cm"/>
          <style:tab-stop style:position="3.263cm"/>
          <style:tab-stop style:position="4.511cm"/>
          <style:tab-stop style:position="5.759cm"/>
          <style:tab-stop style:position="7.007cm"/>
          <style:tab-stop style:position="8.255cm"/>
          <style:tab-stop style:position="9.502cm"/>
          <style:tab-stop style:position="10.75cm"/>
          <style:tab-stop style:position="11.998cm"/>
          <style:tab-stop style:position="13.246cm"/>
          <style:tab-stop style:position="14.494cm"/>
          <style:tab-stop style:position="15.742cm"/>
          <style:tab-stop style:position="16.99cm"/>
          <style:tab-stop style:position="18.238cm"/>
          <style:tab-stop style:position="19.486cm"/>
          <style:tab-stop style:position="20.734cm"/>
          <style:tab-stop style:position="21.982cm"/>
          <style:tab-stop style:position="23.23cm"/>
          <style:tab-stop style:position="24.478cm"/>
        </style:tab-stops>
      </style:paragraph-properties>
      <style:text-properties fo:color="#715f49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/>
    </style:style>
    <style:style style:name="Herbstcampus_25_202012-outline2" style:display-name="Herbstcampus%202012-outline2" style:family="presentation" style:parent-style-name="Herbstcampus_25_202012-outline1">
      <style:paragraph-properties fo:margin-left="0cm" fo:margin-right="0cm" fo:margin-top="0cm" fo:margin-bottom="0cm" style:line-height-at-least="0.979cm" fo:text-align="start" fo:text-indent="0cm" style:punctuation-wrap="simple" style:line-break="normal">
        <style:tab-stops>
          <style:tab-stop style:position="0.268cm"/>
          <style:tab-stop style:position="1.516cm"/>
          <style:tab-stop style:position="2.764cm"/>
          <style:tab-stop style:position="4.012cm"/>
          <style:tab-stop style:position="5.26cm"/>
          <style:tab-stop style:position="6.508cm"/>
          <style:tab-stop style:position="7.756cm"/>
          <style:tab-stop style:position="9.004cm"/>
          <style:tab-stop style:position="10.252cm"/>
          <style:tab-stop style:position="11.5cm"/>
          <style:tab-stop style:position="12.748cm"/>
          <style:tab-stop style:position="13.996cm"/>
          <style:tab-stop style:position="15.244cm"/>
          <style:tab-stop style:position="16.492cm"/>
          <style:tab-stop style:position="17.74cm"/>
          <style:tab-stop style:position="18.988cm"/>
          <style:tab-stop style:position="20.236cm"/>
          <style:tab-stop style:position="21.484cm"/>
          <style:tab-stop style:position="22.732cm"/>
          <style:tab-stop style:position="23.98cm"/>
        </style:tab-stops>
      </style:paragraph-properties>
      <style:text-properties fo:color="#715f49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Herbstcampus_25_202012-outline3" style:display-name="Herbstcampus%202012-outline3" style:family="presentation" style:parent-style-name="Herbstcampus_25_202012-outline2">
      <style:paragraph-properties fo:margin-left="0cm" fo:margin-right="0cm" fo:margin-top="0cm" fo:margin-bottom="0cm" style:line-height-at-least="0.979cm" fo:text-align="start" fo:text-indent="0cm" style:punctuation-wrap="simple" style:line-break="normal">
        <style:tab-stops>
          <style:tab-stop style:position="1.014cm"/>
          <style:tab-stop style:position="2.262cm"/>
          <style:tab-stop style:position="3.51cm"/>
          <style:tab-stop style:position="4.758cm"/>
          <style:tab-stop style:position="6.006cm"/>
          <style:tab-stop style:position="7.253cm"/>
          <style:tab-stop style:position="8.501cm"/>
          <style:tab-stop style:position="9.749cm"/>
          <style:tab-stop style:position="10.997cm"/>
          <style:tab-stop style:position="12.245cm"/>
          <style:tab-stop style:position="13.493cm"/>
          <style:tab-stop style:position="14.741cm"/>
          <style:tab-stop style:position="15.989cm"/>
          <style:tab-stop style:position="17.237cm"/>
          <style:tab-stop style:position="18.485cm"/>
          <style:tab-stop style:position="19.733cm"/>
          <style:tab-stop style:position="20.981cm"/>
          <style:tab-stop style:position="22.229cm"/>
          <style:tab-stop style:position="23.477cm"/>
          <style:tab-stop style:position="24.725cm"/>
        </style:tab-stops>
      </style:paragraph-properties>
      <style:text-properties fo:color="#715f49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Herbstcampus_25_202012-outline4" style:display-name="Herbstcampus%202012-outline4" style:family="presentation" style:parent-style-name="Herbstcampus_25_202012-outline3">
      <style:paragraph-properties fo:margin-left="0cm" fo:margin-right="0cm" fo:margin-top="0cm" fo:margin-bottom="0cm" style:line-height-at-least="0.979cm" fo:text-align="start" fo:text-indent="0cm" style:punctuation-wrap="simple" style:line-break="normal">
        <style:tab-stops>
          <style:tab-stop style:position="0.515cm"/>
          <style:tab-stop style:position="1.763cm"/>
          <style:tab-stop style:position="3.011cm"/>
          <style:tab-stop style:position="4.259cm"/>
          <style:tab-stop style:position="5.507cm"/>
          <style:tab-stop style:position="6.755cm"/>
          <style:tab-stop style:position="8.003cm"/>
          <style:tab-stop style:position="9.251cm"/>
          <style:tab-stop style:position="10.499cm"/>
          <style:tab-stop style:position="11.747cm"/>
          <style:tab-stop style:position="12.995cm"/>
          <style:tab-stop style:position="14.243cm"/>
          <style:tab-stop style:position="15.491cm"/>
          <style:tab-stop style:position="16.739cm"/>
          <style:tab-stop style:position="17.987cm"/>
          <style:tab-stop style:position="19.235cm"/>
          <style:tab-stop style:position="20.483cm"/>
          <style:tab-stop style:position="21.731cm"/>
          <style:tab-stop style:position="22.979cm"/>
          <style:tab-stop style:position="24.227cm"/>
        </style:tab-stops>
      </style:paragraph-properties>
      <style:text-properties fo:color="#715f49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Herbstcampus_25_202012-outline5" style:display-name="Herbstcampus%202012-outline5" style:family="presentation" style:parent-style-name="Herbstcampus_25_202012-outline4">
      <style:paragraph-properties fo:margin-left="0cm" fo:margin-right="0cm" fo:margin-top="0cm" fo:margin-bottom="0cm" style:line-height-at-least="0.979cm" fo:text-align="start" fo:text-indent="0cm" style:punctuation-wrap="simple" style:line-break="normal">
        <style:tab-stops>
          <style:tab-stop style:position="0.017cm"/>
          <style:tab-stop style:position="1.265cm"/>
          <style:tab-stop style:position="2.513cm"/>
          <style:tab-stop style:position="3.761cm"/>
          <style:tab-stop style:position="5.009cm"/>
          <style:tab-stop style:position="6.257cm"/>
          <style:tab-stop style:position="7.505cm"/>
          <style:tab-stop style:position="8.753cm"/>
          <style:tab-stop style:position="10.001cm"/>
          <style:tab-stop style:position="11.249cm"/>
          <style:tab-stop style:position="12.497cm"/>
          <style:tab-stop style:position="13.745cm"/>
          <style:tab-stop style:position="14.993cm"/>
          <style:tab-stop style:position="16.241cm"/>
          <style:tab-stop style:position="17.488cm"/>
          <style:tab-stop style:position="18.736cm"/>
          <style:tab-stop style:position="19.984cm"/>
          <style:tab-stop style:position="21.232cm"/>
          <style:tab-stop style:position="22.48cm"/>
          <style:tab-stop style:position="23.728cm"/>
        </style:tab-stops>
      </style:paragraph-properties>
      <style:text-properties fo:color="#715f49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Herbstcampus_25_202012-outline6" style:display-name="Herbstcampus%202012-outline6" style:family="presentation" style:parent-style-name="Herbstcampus_25_202012-outline5">
      <style:paragraph-properties fo:margin-left="0cm" fo:margin-right="0cm" fo:margin-top="0cm" fo:margin-bottom="0cm" style:line-height-at-least="0.979cm" fo:text-align="start" fo:text-indent="0cm" style:punctuation-wrap="simple" style:line-break="normal">
        <style:tab-stops>
          <style:tab-stop style:position="0.017cm"/>
          <style:tab-stop style:position="1.265cm"/>
          <style:tab-stop style:position="2.513cm"/>
          <style:tab-stop style:position="3.761cm"/>
          <style:tab-stop style:position="5.009cm"/>
          <style:tab-stop style:position="6.257cm"/>
          <style:tab-stop style:position="7.505cm"/>
          <style:tab-stop style:position="8.753cm"/>
          <style:tab-stop style:position="10.001cm"/>
          <style:tab-stop style:position="11.249cm"/>
          <style:tab-stop style:position="12.497cm"/>
          <style:tab-stop style:position="13.745cm"/>
          <style:tab-stop style:position="14.993cm"/>
          <style:tab-stop style:position="16.241cm"/>
          <style:tab-stop style:position="17.488cm"/>
          <style:tab-stop style:position="18.736cm"/>
          <style:tab-stop style:position="19.984cm"/>
          <style:tab-stop style:position="21.232cm"/>
          <style:tab-stop style:position="22.48cm"/>
          <style:tab-stop style:position="23.728cm"/>
        </style:tab-stops>
      </style:paragraph-properties>
      <style:text-properties fo:color="#715f49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Herbstcampus_25_202012-outline7" style:display-name="Herbstcampus%202012-outline7" style:family="presentation" style:parent-style-name="Herbstcampus_25_202012-outline6">
      <style:paragraph-properties fo:margin-left="0cm" fo:margin-right="0cm" fo:margin-top="0cm" fo:margin-bottom="0cm" style:line-height-at-least="0.979cm" fo:text-align="start" fo:text-indent="0cm" style:punctuation-wrap="simple" style:line-break="normal">
        <style:tab-stops>
          <style:tab-stop style:position="0.017cm"/>
          <style:tab-stop style:position="1.265cm"/>
          <style:tab-stop style:position="2.513cm"/>
          <style:tab-stop style:position="3.761cm"/>
          <style:tab-stop style:position="5.009cm"/>
          <style:tab-stop style:position="6.257cm"/>
          <style:tab-stop style:position="7.505cm"/>
          <style:tab-stop style:position="8.753cm"/>
          <style:tab-stop style:position="10.001cm"/>
          <style:tab-stop style:position="11.249cm"/>
          <style:tab-stop style:position="12.497cm"/>
          <style:tab-stop style:position="13.745cm"/>
          <style:tab-stop style:position="14.993cm"/>
          <style:tab-stop style:position="16.241cm"/>
          <style:tab-stop style:position="17.488cm"/>
          <style:tab-stop style:position="18.736cm"/>
          <style:tab-stop style:position="19.984cm"/>
          <style:tab-stop style:position="21.232cm"/>
          <style:tab-stop style:position="22.48cm"/>
          <style:tab-stop style:position="23.728cm"/>
        </style:tab-stops>
      </style:paragraph-properties>
      <style:text-properties fo:color="#715f49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Herbstcampus_25_202012-outline8" style:display-name="Herbstcampus%202012-outline8" style:family="presentation" style:parent-style-name="Herbstcampus_25_202012-outline7">
      <style:paragraph-properties fo:margin-left="0cm" fo:margin-right="0cm" fo:margin-top="0cm" fo:margin-bottom="0cm" style:line-height-at-least="0.979cm" fo:text-align="start" fo:text-indent="0cm" style:punctuation-wrap="simple" style:line-break="normal">
        <style:tab-stops>
          <style:tab-stop style:position="0.017cm"/>
          <style:tab-stop style:position="1.265cm"/>
          <style:tab-stop style:position="2.513cm"/>
          <style:tab-stop style:position="3.761cm"/>
          <style:tab-stop style:position="5.009cm"/>
          <style:tab-stop style:position="6.257cm"/>
          <style:tab-stop style:position="7.505cm"/>
          <style:tab-stop style:position="8.753cm"/>
          <style:tab-stop style:position="10.001cm"/>
          <style:tab-stop style:position="11.249cm"/>
          <style:tab-stop style:position="12.497cm"/>
          <style:tab-stop style:position="13.745cm"/>
          <style:tab-stop style:position="14.993cm"/>
          <style:tab-stop style:position="16.241cm"/>
          <style:tab-stop style:position="17.488cm"/>
          <style:tab-stop style:position="18.736cm"/>
          <style:tab-stop style:position="19.984cm"/>
          <style:tab-stop style:position="21.232cm"/>
          <style:tab-stop style:position="22.48cm"/>
          <style:tab-stop style:position="23.728cm"/>
        </style:tab-stops>
      </style:paragraph-properties>
      <style:text-properties fo:color="#715f49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Herbstcampus_25_202012-outline9" style:display-name="Herbstcampus%202012-outline9" style:family="presentation" style:parent-style-name="Herbstcampus_25_202012-outline8">
      <style:paragraph-properties fo:margin-left="0cm" fo:margin-right="0cm" fo:margin-top="0cm" fo:margin-bottom="0cm" style:line-height-at-least="0.979cm" fo:text-align="start" fo:text-indent="0cm" style:punctuation-wrap="simple" style:line-break="normal">
        <style:tab-stops>
          <style:tab-stop style:position="0.017cm"/>
          <style:tab-stop style:position="1.265cm"/>
          <style:tab-stop style:position="2.513cm"/>
          <style:tab-stop style:position="3.761cm"/>
          <style:tab-stop style:position="5.009cm"/>
          <style:tab-stop style:position="6.257cm"/>
          <style:tab-stop style:position="7.505cm"/>
          <style:tab-stop style:position="8.753cm"/>
          <style:tab-stop style:position="10.001cm"/>
          <style:tab-stop style:position="11.249cm"/>
          <style:tab-stop style:position="12.497cm"/>
          <style:tab-stop style:position="13.745cm"/>
          <style:tab-stop style:position="14.993cm"/>
          <style:tab-stop style:position="16.241cm"/>
          <style:tab-stop style:position="17.488cm"/>
          <style:tab-stop style:position="18.736cm"/>
          <style:tab-stop style:position="19.984cm"/>
          <style:tab-stop style:position="21.232cm"/>
          <style:tab-stop style:position="22.48cm"/>
          <style:tab-stop style:position="23.728cm"/>
        </style:tab-stops>
      </style:paragraph-properties>
      <style:text-properties fo:color="#715f49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Herbstcampus_25_202012-subtitle" style:display-name="Herbstcampus%202012-subtitle" style:family="presentation">
      <style:graphic-properties draw:stroke="none" draw:fill="none" draw:textarea-vertical-align="middle">
        <text:list-style style:name="Herbstcampus_25_202012-subtitle" style:display-name="Herbstcampus%202012-subtitle">
          <text:list-level-style-bullet text:level="1" text:bullet-char="•">
            <style:list-level-properties/>
            <style:text-properties fo:font-family="Arial" style:font-family-generic="swiss" style:font-pitch="variable" fo:color="#b20025" fo:font-size="100%"/>
          </text:list-level-style-bullet>
          <text:list-level-style-bullet text:level="2" text:bullet-char="•">
            <style:list-level-properties text:space-before="0.48cm"/>
            <style:text-properties fo:font-family="Arial" style:font-family-generic="swiss" style:font-pitch="variable" fo:color="#b20025" fo:font-size="100%"/>
          </text:list-level-style-bullet>
          <text:list-level-style-bullet text:level="3" text:bullet-char="•">
            <style:list-level-properties text:space-before="0.983cm"/>
            <style:text-properties fo:font-family="Arial" style:font-family-generic="swiss" style:font-pitch="variable" fo:color="#b20025" fo:font-size="100%"/>
          </text:list-level-style-bullet>
          <text:list-level-style-bullet text:level="4" text:bullet-char="•">
            <style:list-level-properties text:space-before="1.481cm"/>
            <style:text-properties fo:font-family="Arial" style:font-family-generic="swiss" style:font-pitch="variable" fo:color="#b20025" fo:font-size="100%"/>
          </text:list-level-style-bullet>
          <text:list-level-style-bullet text:level="5" text:bullet-char="•">
            <style:list-level-properties text:space-before="1.979cm"/>
            <style:text-properties fo:font-family="Arial" style:font-family-generic="swiss" style:font-pitch="variable" fo:color="#b20025" fo:font-size="100%"/>
          </text:list-level-style-bullet>
          <text:list-level-style-bullet text:level="6" text:bullet-char="•">
            <style:list-level-properties text:space-before="1.979cm"/>
            <style:text-properties fo:font-family="Arial" style:font-family-generic="swiss" style:font-pitch="variable" fo:color="#b20025" fo:font-size="100%"/>
          </text:list-level-style-bullet>
          <text:list-level-style-bullet text:level="7" text:bullet-char="•">
            <style:list-level-properties text:space-before="1.979cm"/>
            <style:text-properties fo:font-family="Arial" style:font-family-generic="swiss" style:font-pitch="variable" fo:color="#b20025" fo:font-size="100%"/>
          </text:list-level-style-bullet>
          <text:list-level-style-bullet text:level="8" text:bullet-char="•">
            <style:list-level-properties text:space-before="1.979cm"/>
            <style:text-properties fo:font-family="Arial" style:font-family-generic="swiss" style:font-pitch="variable" fo:color="#b20025" fo:font-size="100%"/>
          </text:list-level-style-bullet>
          <text:list-level-style-bullet text:level="9" text:bullet-char="•">
            <style:list-level-properties text:space-before="1.979cm"/>
            <style:text-properties fo:font-family="Arial" style:font-family-generic="swiss" style:font-pitch="variable" fo:color="#b20025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style:line-height-at-least="0.979cm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715f49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/>
    </style:style>
    <style:style style:name="Herbstcampus_25_202012-title" style:display-name="Herbstcampus%202012-title" style:family="presentation">
      <style:graphic-properties draw:stroke="none" draw:fill="none" draw:textarea-vertical-align="middle">
        <text:list-style style:name="Herbstcampus_25_202012-title" style:display-name="Herbstcampus%202012-title">
          <text:list-level-style-bullet text:level="1" text:bullet-char="•">
            <style:list-level-properties/>
            <style:text-properties fo:font-family="'Times New Roman'" style:font-family-generic="roman" style:font-pitch="variable" fo:color="#81042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cm" fo:margin-bottom="0cm" style:line-height-at-least="1.111cm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10426" style:text-outline="false" style:text-line-through-style="none" style:text-position="0% 100%" fo:font-family="'Times New Roman'" style:font-family-generic="roman" style:font-pitch="variable" fo:font-size="30pt" fo:font-style="normal" fo:text-shadow="none" style:text-underline-style="none" fo:font-weight="normal" style:letter-kerning="true" style:font-family-asian="'ＭＳ Ｐゴシック'" style:font-pitch-asian="variable" style:font-size-asian="30pt" style:font-style-asian="normal" style:font-weight-asian="normal" style:font-family-complex="'ＭＳ Ｐゴシック'" style:font-pitch-complex="variable" style:font-size-complex="3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Mgr4" style:family="graphic" style:parent-style-name="standard">
      <style:graphic-properties draw:stroke="solid" svg:stroke-width="0.009cm" svg:stroke-color="#715f4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54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Herbstcampus_25_20201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54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Herbstcampus_25_20201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align="start" fo:text-indent="0cm" style:punctuation-wrap="hanging" style:line-break="strict">
        <style:tab-stops>
          <style:tab-stop style:position="0cm"/>
          <style:tab-stop style:position="18.648cm" style:type="right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  <style:tab-stop style:position="29.942cm"/>
          <style:tab-stop style:position="29.946cm"/>
          <style:tab-stop style:position="29.95cm"/>
        </style:tab-stops>
      </style:paragraph-properties>
    </style:style>
    <style:style style:name="MP4" style:family="paragraph">
      <style:paragraph-properties text:enable-numbering="false"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8.648cm" style:type="right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  <style:tab-stop style:position="29.942cm"/>
          <style:tab-stop style:position="29.946cm"/>
          <style:tab-stop style:position="29.95cm"/>
        </style:tab-stops>
      </style:paragraph-properties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text:enable-numbering="false" fo:margin-left="0cm" fo:margin-right="0cm" fo:line-height="100%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20025" fo:font-family="'Times New Roman'" style:font-family-generic="roman" style:font-pitch="variable" fo:font-size="11pt" fo:language="en" fo:country="GB" fo:font-weight="bold" style:font-size-asian="11pt" style:font-weight-asian="bold" style:font-size-complex="11pt" style:font-weight-complex="bold"/>
    </style:style>
    <style:style style:name="MT3" style:family="text">
      <style:text-properties fo:color="#715f49" fo:font-family="'Times New Roman'" style:font-family-generic="roman" style:font-pitch="variable" fo:font-size="11pt" fo:language="en" fo:country="GB" fo:font-weight="bold" style:font-size-asian="11pt" style:font-weight-asian="bold" style:font-size-complex="11pt" style:font-weight-complex="bold"/>
    </style:style>
    <style:style style:name="MT4" style:family="text">
      <style:text-properties fo:color="#715f49" fo:font-family="'Times New Roman'" style:font-family-generic="roman" style:font-pitch="variable" fo:font-size="9pt" fo:language="en" fo:country="GB" fo:font-weight="bold" style:font-size-asian="9pt" style:font-weight-asian="bold" style:font-size-complex="9pt" style:font-weight-complex="bold"/>
    </style:style>
    <style:style style:name="MT5" style:family="text">
      <style:text-properties fo:color="#b20025" fo:font-family="'Times New Roman'" style:font-family-generic="roman" style:font-pitch="variable" fo:font-size="9pt" fo:language="en" fo:country="GB" fo:font-weight="bold" style:font-size-asian="9pt" style:font-weight-asian="bold" style:font-size-complex="9pt" style:font-weight-complex="bold"/>
    </style:style>
    <style:style style:name="MT6" style:family="text">
      <style:text-properties fo:color="#715f49" fo:font-family="'Times New Roman'" style:font-family-generic="roman" style:font-pitch="variable" fo:font-size="11pt" fo:language="en" fo:country="GB" style:font-size-asian="11pt" style:font-size-complex="11pt"/>
    </style:style>
    <style:style style:name="MT7" style:family="text">
      <style:text-properties fo:font-family="Calibri" style:font-pitch="variable" fo:font-size="12pt" fo:language="en" fo:country="GB" style:font-family-asian="'Lucida Sans Unicode'" style:font-pitch-asian="variable" style:font-size-asian="12pt" style:font-family-complex="'Lucida Sans Unicode'" style:font-pitch-complex="variable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18.821cm" svg:height="2.799cm" svg:x="3.174cm" svg:y="1.353cm" presentation:class="title" presentation:placeholder="true">
        <draw:text-box/>
      </draw:frame>
      <draw:frame presentation:style-name="Standard-outline1" draw:layer="backgroundobjects" svg:width="18.821cm" svg:height="12.573cm" svg:x="3.174cm" svg:y="4.445cm" presentation:class="outline" presentation:placeholder="true">
        <draw:text-box/>
      </draw:frame>
      <draw:custom-shape draw:style-name="Mgr3" draw:text-style-name="MP4" draw:layer="backgroundobjects" svg:width="19.15cm" svg:height="0.726cm" svg:x="3.231cm" svg:y="17.657cm">
        <text:p text:style-name="MP3"><text:span text:style-name="MT2">Herbst</text:span><text:span text:style-name="MT3">campus </text:span><text:span text:style-name="MT4">20</text:span><text:span text:style-name="MT5">12</text:span><text:span text:style-name="MT6"> – Titel</text:span><text:span text:style-name="MT6"><text:tab/></text:span><text:span text:style-name="MT6"><text:page-number>&lt;number&gt;</text:page-number></text:span></text:p>
        <draw:enhanced-geometry svg:viewBox="0 0 21600 21600" draw:type="mso-spt202" draw:enhanced-path="M 0 0 L 21600 0 21600 21600 0 21600 0 0 Z N"/>
      </draw:custom-shape>
      <draw:line draw:style-name="Mgr4" draw:text-style-name="MP5" draw:layer="backgroundobjects" svg:x1="3.175cm" svg:y1="4.022cm" svg:x2="22.013cm" svg:y2="4.026cm">
        <text:p/>
      </draw:line>
      <presentation:notes style:page-layout-name="PM0">
        <draw:rect draw:style-name="Mgr5" draw:text-style-name="MP6" draw:layer="backgroundobjects" svg:width="19.05cm" svg:height="25.4cm" svg:x="0cm" svg:y="0cm">
          <text:p/>
        </draw:rect>
        <draw:custom-shape draw:style-name="Mgr6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8" draw:layer="backgroundobjects" svg:width="8.237cm" svg:height="1.253cm" svg:x="10.79cm" svg:y="0cm" presentation:class="date-time">
          <draw:text-box>
            <text:p text:style-name="MP8"><text:span text:style-name="MT7">15.08.08</text:span></text:p>
          </draw:text-box>
        </draw:frame>
        <draw:page-thumbnail presentation:style-name="Standard-title" draw:layer="backgroundobjects" svg:width="12.682cm" svg:height="9.508cm" svg:x="3.175cm" svg:y="1.904cm" presentation:class="page"/>
        <draw:frame presentation:style-name="Standard-notes" draw:layer="backgroundobjects" svg:width="15.222cm" svg:height="11.413cm" svg:x="1.905cm" svg:y="12.065cm" presentation:class="notes" presentation:placeholder="true">
          <draw:text-box/>
        </draw:frame>
        <draw:custom-shape draw:style-name="Mgr7" draw:text-style-name="MP7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8" draw:layer="backgroundobjects" svg:width="8.237cm" svg:height="1.253cm" svg:x="10.79cm" svg:y="24.125cm" presentation:class="page-number">
          <draw:text-box>
            <text:p text:style-name="MP8"><text:span text:style-name="MT7"><text:page-number>&lt;number&gt;</text:page-number></text:span></text:p>
          </draw:text-box>
        </draw:frame>
      </presentation:notes>
    </style:master-page>
    <style:master-page style:name="Herbstcampus_25_202012" style:display-name="Herbstcampus%202012" style:page-layout-name="PM1" draw:style-name="Mdp2">
      <draw:frame presentation:style-name="Herbstcampus_25_202012-title" draw:layer="backgroundobjects" svg:width="18.821cm" svg:height="2.799cm" svg:x="3.174cm" svg:y="1.353cm" presentation:class="title" presentation:placeholder="true">
        <draw:text-box/>
      </draw:frame>
      <draw:frame presentation:style-name="Herbstcampus_25_202012-outline1" draw:layer="backgroundobjects" svg:width="18.821cm" svg:height="12.573cm" svg:x="3.174cm" svg:y="4.445cm" presentation:class="outline" presentation:placeholder="true">
        <draw:text-box/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custom-shape draw:style-name="Mgr6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8" draw:layer="backgroundobjects" svg:width="8.237cm" svg:height="1.253cm" svg:x="10.79cm" svg:y="0cm" presentation:class="date-time">
          <draw:text-box>
            <text:p text:style-name="MP8"><text:span text:style-name="MT7">15.08.08</text:span></text:p>
          </draw:text-box>
        </draw:frame>
        <draw:page-thumbnail presentation:style-name="Herbstcampus_25_202012-title" draw:layer="backgroundobjects" svg:width="12.682cm" svg:height="9.508cm" svg:x="3.175cm" svg:y="1.904cm" presentation:class="page"/>
        <draw:frame presentation:style-name="Herbstcampus_25_202012-notes" draw:layer="backgroundobjects" svg:width="15.222cm" svg:height="11.413cm" svg:x="1.905cm" svg:y="12.065cm" presentation:class="notes" presentation:placeholder="true">
          <draw:text-box/>
        </draw:frame>
        <draw:custom-shape draw:style-name="Mgr7" draw:text-style-name="MP7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8" draw:layer="backgroundobjects" svg:width="8.237cm" svg:height="1.253cm" svg:x="10.79cm" svg:y="24.125cm" presentation:class="page-number">
          <draw:text-box>
            <text:p text:style-name="MP8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2$Build-9483</meta:generator>
    <dc:title>Folie 1</dc:title>
    <meta:editing-cycles>2</meta:editing-cycles>
    <meta:editing-duration>PT00H03M48S</meta:editing-duration>
    <meta:creation-date>2012-07-15T11:58:18</meta:creation-date>
    <dc:date>2012-07-15T12:02:05</dc:date>
    <meta:document-statistic meta:object-count="55"/>
    <meta:user-defined meta:name="Info 1"/>
    <meta:user-defined meta:name="Info 2"/>
    <meta:user-defined meta:name="Info 3"/>
    <meta:user-defined meta:name="Info 4"/>
  </office:meta>
</office:document-meta>
</file>